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4000001306826126C89B549C2.png" manifest:media-type="image/png"/>
  <manifest:file-entry manifest:full-path="Pictures/10000000000004F5000000DC3437C9DC1CAA7BBC.png" manifest:media-type="image/png"/>
  <manifest:file-entry manifest:full-path="Pictures/10000000000004F1000000DCFC6B2EBEAF624D17.png" manifest:media-type="image/png"/>
  <manifest:file-entry manifest:full-path="Pictures/10000000000004F600000235A433B204A231C242.png" manifest:media-type="image/png"/>
  <manifest:file-entry manifest:full-path="Pictures/10000000000004F00000010DF35F7C17EF2562CC.png" manifest:media-type="image/png"/>
  <manifest:file-entry manifest:full-path="Pictures/1000000000000632000001F5C4896205D9423D78.png" manifest:media-type="image/png"/>
  <manifest:file-entry manifest:full-path="Pictures/10000000000004F8000001EC9B35E0B6B48E10FC.png" manifest:media-type="image/png"/>
  <manifest:file-entry manifest:full-path="Pictures/100000000000062D000000CA1ED7D0EB60D74C07.png" manifest:media-type="image/png"/>
  <manifest:file-entry manifest:full-path="Pictures/100000000000063D00000114652DAABA065CAAD3.png" manifest:media-type="image/png"/>
  <manifest:file-entry manifest:full-path="Pictures/100000000000031C000000ECCEBDF3BE7A080C40.png" manifest:media-type="image/png"/>
  <manifest:file-entry manifest:full-path="Pictures/100000000000063300000226D0ACA113278A649E.png" manifest:media-type="image/png"/>
  <manifest:file-entry manifest:full-path="Pictures/100000000000031C000001010DC04BA480D3B7AD.png" manifest:media-type="image/png"/>
  <manifest:file-entry manifest:full-path="Pictures/1000000000000631000000FDD8AD06852A309DFD.png" manifest:media-type="image/png"/>
  <manifest:file-entry manifest:full-path="Pictures/100000000000062B0000009698D9D05F10042EA5.png" manifest:media-type="image/png"/>
  <manifest:file-entry manifest:full-path="Pictures/10000000000004FB0000023BD73E1F9D25A3ABFE.png" manifest:media-type="image/png"/>
  <manifest:file-entry manifest:full-path="Pictures/100000000000031B00000055F07279F8524E23FA.png" manifest:media-type="image/png"/>
  <manifest:file-entry manifest:full-path="Pictures/1000000000000628000000633880A697EA83AB2F.png" manifest:media-type="image/png"/>
  <manifest:file-entry manifest:full-path="Pictures/100000000000031D000000E71B8DA7C58CB5A1D4.png" manifest:media-type="image/png"/>
  <manifest:file-entry manifest:full-path="Pictures/100000000000032100000133AA73394CB48D8D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b2e86" officeooo:paragraph-rsid="000b2e86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fbd88" officeooo:paragraph-rsid="000fbd88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2e86" officeooo:paragraph-rsid="000b2e8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b2e86" officeooo:paragraph-rsid="000b2e86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намика. Законы Ньютона.</text:p>
      <text:p text:style-name="P1"/>
      <text:p text:style-name="P1"><draw:frame draw:style-name="fr2" draw:name="Image2" text:anchor-type="char" svg:width="17cm" svg:height="5.369cm" draw:z-index="0"><draw:image xlink:href="Pictures/1000000000000632000001F5C4896205D9423D78.png" xlink:type="simple" xlink:show="embed" xlink:actuate="onLoad" loext:mime-type="image/png"/></draw:frame></text:p>
      <text:p text:style-name="P1"/>
      <text:p text:style-name="P1"><draw:frame draw:style-name="fr2" draw:name="Image7" text:anchor-type="char" svg:width="17cm" svg:height="2.171cm" draw:z-index="1"><draw:image xlink:href="Pictures/100000000000062D000000CA1ED7D0EB60D74C07.png" xlink:type="simple" xlink:show="embed" xlink:actuate="onLoad" loext:mime-type="image/png"/></draw:frame></text:p>
      <text:p text:style-name="P1"/>
      <text:p text:style-name="P1"><draw:frame draw:style-name="fr2" draw:name="Image8" text:anchor-type="char" svg:width="17cm" svg:height="2.937cm" draw:z-index="2"><draw:image xlink:href="Pictures/100000000000063D00000114652DAABA065CAAD3.png" xlink:type="simple" xlink:show="embed" xlink:actuate="onLoad" loext:mime-type="image/png"/></draw:frame></text:p>
      <text:p text:style-name="P1"><draw:frame draw:style-name="fr4" draw:name="Image9" text:anchor-type="char" svg:width="17cm" svg:height="5.891cm" draw:z-index="3"><draw:image xlink:href="Pictures/100000000000063300000226D0ACA113278A649E.png" xlink:type="simple" xlink:show="embed" xlink:actuate="onLoad" loext:mime-type="image/png"/></draw:frame></text:p>
      <text:p text:style-name="P1"><draw:frame draw:style-name="fr2" draw:name="Image1" text:anchor-type="char" svg:width="17cm" svg:height="2.713cm" draw:z-index="4"><draw:image xlink:href="Pictures/1000000000000631000000FDD8AD06852A309DFD.png" xlink:type="simple" xlink:show="embed" xlink:actuate="onLoad" loext:mime-type="image/png"/></draw:frame></text:p>
      <text:p text:style-name="P1"/>
      <text:p text:style-name="P1"><draw:frame draw:style-name="fr2" draw:name="Image3" text:anchor-type="char" svg:width="17cm" svg:height="1.614cm" draw:z-index="5"><draw:image xlink:href="Pictures/100000000000062B0000009698D9D05F10042EA5.png" xlink:type="simple" xlink:show="embed" xlink:actuate="onLoad" loext:mime-type="image/png"/></draw:frame><draw:frame draw:style-name="fr3" draw:name="Image4" text:anchor-type="char" svg:x="0cm" svg:y="1.958cm" svg:width="17cm" svg:height="1.067cm" draw:z-index="6"><draw:image xlink:href="Pictures/1000000000000628000000633880A697EA83AB2F.png" xlink:type="simple" xlink:show="embed" xlink:actuate="onLoad" loext:mime-type="image/png"/></draw:frame><text:soft-page-break/></text:p>
      <text:p text:style-name="P1"><draw:frame draw:style-name="fr2" draw:name="Image6" text:anchor-type="char" svg:width="17cm" svg:height="1.815cm" draw:z-index="8"><draw:image xlink:href="Pictures/100000000000031B00000055F07279F8524E23FA.png" xlink:type="simple" xlink:show="embed" xlink:actuate="onLoad" loext:mime-type="image/png"/></draw:frame></text:p>
      <text:p text:style-name="P1"><draw:frame draw:style-name="fr2" draw:name="Image10" text:anchor-type="char" svg:width="17cm" svg:height="4.927cm" draw:z-index="9"><draw:image xlink:href="Pictures/100000000000031D000000E71B8DA7C58CB5A1D4.png" xlink:type="simple" xlink:show="embed" xlink:actuate="onLoad" loext:mime-type="image/png"/></draw:frame></text:p>
      <text:p text:style-name="P1"/>
      <text:p text:style-name="P1"><draw:frame draw:style-name="fr2" draw:name="Image11" text:anchor-type="char" svg:width="17cm" svg:height="5.487cm" draw:z-index="10"><draw:image xlink:href="Pictures/100000000000031C000001010DC04BA480D3B7AD.png" xlink:type="simple" xlink:show="embed" xlink:actuate="onLoad" loext:mime-type="image/png"/></draw:frame></text:p>
      <text:p text:style-name="P1"><draw:frame draw:style-name="fr3" draw:name="Image12" text:anchor-type="char" svg:x="0cm" svg:y="0.342cm" svg:width="17cm" svg:height="6.514cm" draw:z-index="11"><draw:image xlink:href="Pictures/100000000000032100000133AA73394CB48D8D93.png" xlink:type="simple" xlink:show="embed" xlink:actuate="onLoad" loext:mime-type="image/png"/></draw:frame></text:p>
      <text:p text:style-name="P2"><text:soft-page-break/>Динамика. Силы Упругости.</text:p>
      <text:p text:style-name="P1"/>
      <text:p text:style-name="P1"><draw:frame draw:style-name="fr2" draw:name="Image5" text:anchor-type="char" svg:width="17cm" svg:height="5.039cm" draw:z-index="7"><draw:image xlink:href="Pictures/100000000000031C000000ECCEBDF3BE7A080C40.png" xlink:type="simple" xlink:show="embed" xlink:actuate="onLoad" loext:mime-type="image/png"/></draw:frame></text:p>
      <text:p text:style-name="P1"><draw:frame draw:style-name="fr2" draw:name="Image13" text:anchor-type="char" svg:width="17cm" svg:height="6.574cm" draw:z-index="12"><draw:image xlink:href="Pictures/10000000000004F8000001EC9B35E0B6B48E10FC.png" xlink:type="simple" xlink:show="embed" xlink:actuate="onLoad" loext:mime-type="image/png"/></draw:frame></text:p>
      <text:p text:style-name="P1"><draw:frame draw:style-name="fr2" draw:name="Image14" text:anchor-type="char" svg:width="17cm" svg:height="7.611cm" draw:z-index="13"><draw:image xlink:href="Pictures/10000000000004FB0000023BD73E1F9D25A3ABFE.png" xlink:type="simple" xlink:show="embed" xlink:actuate="onLoad" loext:mime-type="image/png"/></draw:frame><draw:frame draw:style-name="fr3" draw:name="Image16" text:anchor-type="char" svg:x="0.053cm" svg:y="7.766cm" svg:width="17cm" svg:height="3.616cm" draw:z-index="15"><draw:image xlink:href="Pictures/10000000000004F00000010DF35F7C17EF2562CC.png" xlink:type="simple" xlink:show="embed" xlink:actuate="onLoad" loext:mime-type="image/png"/></draw:frame></text:p>
      <text:p text:style-name="P1"><text:soft-page-break/></text:p>
      <text:p text:style-name="P1"><draw:frame draw:style-name="fr4" draw:name="Image15" text:anchor-type="char" svg:width="17cm" svg:height="7.562cm" draw:z-index="14"><draw:image xlink:href="Pictures/10000000000004F600000235A433B204A231C242.png" xlink:type="simple" xlink:show="embed" xlink:actuate="onLoad" loext:mime-type="image/png"/></draw:frame></text:p>
      <text:p text:style-name="P1"><draw:frame draw:style-name="fr2" draw:name="Image17" text:anchor-type="char" svg:width="17cm" svg:height="2.956cm" draw:z-index="16"><draw:image xlink:href="Pictures/10000000000004F1000000DCFC6B2EBEAF624D17.png" xlink:type="simple" xlink:show="embed" xlink:actuate="onLoad" loext:mime-type="image/png"/></draw:frame></text:p>
      <text:p text:style-name="P1"><draw:frame draw:style-name="fr2" draw:name="Image18" text:anchor-type="char" svg:width="17cm" svg:height="2.947cm" draw:z-index="17"><draw:image xlink:href="Pictures/10000000000004F5000000DC3437C9DC1CAA7BBC.png" xlink:type="simple" xlink:show="embed" xlink:actuate="onLoad" loext:mime-type="image/png"/></draw:frame></text:p>
      <text:p text:style-name="P1"><draw:frame draw:style-name="fr1" draw:name="Image19" text:anchor-type="char" svg:width="4.337cm" svg:height="8.042cm" draw:z-index="18"><draw:image xlink:href="Pictures/10000000000000A4000001306826126C89B549C2.png" xlink:type="simple" xlink:show="embed" xlink:actuate="onLoad" loext:mime-type="image/png"/></draw:frame></text:p>
      <text:p text:style-name="P1"/>
      <text:p text:style-name="P1"/>
      <text:p text:style-name="P1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21:52:57.460307670</meta:creation-date>
    <dc:date>2022-07-01T23:08:47.374785771</dc:date>
    <meta:editing-duration>PT1M7S</meta:editing-duration>
    <meta:editing-cycles>1</meta:editing-cycles>
    <meta:document-statistic meta:table-count="0" meta:image-count="19" meta:object-count="0" meta:page-count="4" meta:paragraph-count="2" meta:word-count="6" meta:character-count="50" meta:non-whitespace-character-count="46"/>
    <meta:generator>LibreOffice/6.4.7.2$Linux_X86_64 LibreOffice_project/40$Build-2</meta:generator>
  </office:meta>
</office:document-meta>
</file>